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fo:font-size="22pt" style:font-size-asian="19.25pt" style:font-size-complex="2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eiformate</text:p>
      <text:h text:style-name="Heading_20_1" text:outline-level="1">Systemfehler/sonstige Systemmeldungen</text:h>
      <text:p text:style-name="Text_20_body">Name der Datei:<text:tab/>system.dat</text:p>
      <text:p text:style-name="Text_20_body">Speicherort: <text:tab/><text:tab/>&lt;Applikationsdaten&gt;/logs/</text:p>
      <text:p text:style-name="Text_20_body">Lebenszyklus:<text:tab/><text:tab/>wöchentliche Archivierung unter logs/archive/system&lt;Jahr&gt;&lt;Woche&gt;.dat, <text:tab/><text:tab/><text:tab/>danach löschen und neu anlegen</text:p>
      <text:p text:style-name="Text_20_body"><text:tab/><text:tab/><text:tab/>Backup vor dem Schreibzugriff: system.bac</text:p>
      <text:p text:style-name="Text_20_body">Format:<text:tab/><text:tab/>ASCII-Datei, pro Meldung/Warnung/Fehler eine Zeile, beendet mit <text:tab/><text:tab/><text:tab/><text:tab/>Zeilenumbruch</text:p>
      <text:p text:style-name="Text_20_body"><text:tab/><text:tab/><text:tab/>yyyymmtt hhmmss errorID &lt;Error-specific parameters or values&gt;</text:p>
      <text:h text:style-name="Heading_20_1" text:outline-level="1">Türschließungen</text:h>
      <text:p text:style-name="Text_20_body">Name der Datei:<text:tab/>zugang.dat</text:p>
      <text:p text:style-name="Text_20_body">Speicherort: <text:tab/><text:tab/>&lt;Applikationsdaten&gt;/logs/</text:p>
      <text:p text:style-name="Text_20_body">Lebenszyklus:<text:tab/><text:tab/>wöchentliche Archivierung unter logs/archive/zugang&lt;Jahr&gt;&lt;Woche&gt;.dat, <text:tab/><text:tab/><text:tab/>danach löschen und neu anlegen</text:p>
      <text:p text:style-name="Text_20_body"><text:tab/><text:tab/><text:tab/>Backup vor dem Schreibzugriff: zugang.bac</text:p>
      <text:p text:style-name="Text_20_body">Format:<text:tab/><text:tab/>ASCII-Datei, pro Schließvorgang eine Zeile, beendet mit Zeilenumbruch</text:p>
      <text:p text:style-name="Text_20_body"><text:tab/><text:tab/><text:tab/>yyyymmtt hhmmss transponderID tuerID auf/zu</text:p>
      <text:p text:style-name="Text_20_body"><text:tab/><text:tab/><text:tab/>transponderID: 12-stellige unsigned Integer</text:p>
      <text:p text:style-name="Text_20_body"><text:tab/><text:tab/><text:tab/>tuerID: 6-stellige unsigned Integer</text:p>
      <text:p text:style-name="Text_20_body"><text:tab/><text:tab/><text:tab/>auf/zu: 1-stellige unsigned Integer (bit), 1 auf, 0 zu</text:p>
      <text:h text:style-name="Heading_20_1" text:outline-level="1">Temperatur</text:h>
      <text:p text:style-name="Text_20_body">Name der Datei:<text:tab/>temp.dat</text:p>
      <text:p text:style-name="Text_20_body">Speicherort: <text:tab/><text:tab/>&lt;Applikationsdaten&gt;/logs/</text:p>
      <text:p text:style-name="Text_20_body">Lebenszyklus:<text:tab/><text:tab/>wöchentliche Archivierung unter logs/archive/temp&lt;Jahr&gt;&lt;Woche&gt;.dat, <text:tab/><text:tab/><text:tab/><text:tab/>danach löschen und neu anlegen</text:p>
      <text:p text:style-name="Text_20_body"><text:tab/><text:tab/><text:tab/>Backup vor dem Schreibzugriff: temp.bac</text:p>
      <text:p text:style-name="Text_20_body">Format:<text:tab/><text:tab/>ASCII-Datei, pro Sollwertänderung und alle 30 min. Istwert eine Zeile, <text:tab/><text:tab/><text:tab/><text:tab/>beendet mit Zeilenumbruch</text:p>
      <text:p text:style-name="Text_20_body"><text:tab/><text:tab/><text:tab/>yyyymmtt hhmmss raumID &lt;soll/ist&gt; &lt;temperature&gt; [&lt;nutzer&gt;]</text:p>
      <text:h text:style-name="Heading_20_1" text:outline-level="1"><text:soft-page-break/>Fenster</text:h>
      <text:p text:style-name="Text_20_body">Name der Datei:<text:tab/>windows.dat</text:p>
      <text:p text:style-name="Text_20_body">Speicherort: <text:tab/><text:tab/>&lt;Applikationsdaten&gt;/logs/</text:p>
      <text:p text:style-name="Text_20_body">Lebenszyklus:<text:tab/><text:tab/>wöchentliche Archivierung unter logs/archive/windows&lt;Jahr&gt;&lt;Woche&gt;.dat, <text:tab/><text:tab/><text:tab/>danach löschen und neu anlegen</text:p>
      <text:p text:style-name="Text_20_body"><text:tab/><text:tab/><text:tab/>Backup vor dem Schreibzugriff: windows.bac</text:p>
      <text:p text:style-name="Text_20_body">Format:<text:tab/><text:tab/>ASCII-Datei, pro Zustandaänderung eine Zeile, beendet mit <text:tab/><text:tab/><text:tab/><text:tab/><text:tab/>Zeilenumbruch</text:p>
      <text:p text:style-name="Text_20_body"><text:tab/><text:tab/><text:tab/>yyyymmtt hhmmss fensterID &lt;zustand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1665in" fo:margin-bottom="0.0835in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0972in" fo:margin-bottom="0.0835in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139in" fo:margin-bottom="0.0835in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4-02T10:55:43.089000000</meta:creation-date>
    <meta:generator>OpenOffice/4.1.7$Win32 OpenOffice.org_project/417m1$Build-9800</meta:generator>
    <dc:date>2021-04-26T16:38:28.26</dc:date>
    <meta:editing-duration>PT39M20S</meta:editing-duration>
    <meta:editing-cycles>11</meta:editing-cycles>
    <meta:document-statistic meta:table-count="0" meta:image-count="0" meta:object-count="0" meta:page-count="2" meta:paragraph-count="32" meta:word-count="174" meta:character-count="1707"/>
    <dc:creator>H J</dc:creator>
  </office:meta>
</office:document-meta>
</file>